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Display G1" svg:font-family="'Linux Libertine Display G'"/>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 style:family="paragraph" style:parent-style-name="Standard" style:list-style-name="L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 style:family="paragraph" style:parent-style-name="Standard" style:list-style-name="L1">
      <style:paragraph-properties fo:text-align="start" style:justify-single-word="false"/>
      <style:text-properties style:font-name="Linux Libertine Display G"/>
    </style:style>
    <style:style style:name="P4"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font-variant="normal" fo:text-transform="none" fo:color="#00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t notation</text:p>
      <text:p text:style-name="P1"/>
      <text:p text:style-name="P1"/>
      <text:list xml:id="list7661016299782044704" text:style-name="L1">
        <text:list-item>
          <text:p text:style-name="P2">Sets are groups of numbers written in () that show how many and which ones we have.</text:p>
        </text:list-item>
        <text:list-item>
          <text:p text:style-name="P2">We name sets with letters. We can use any letter. A set can have many, some, or no numbers in it.</text:p>
        </text:list-item>
        <text:list-item>
          <text:p text:style-name="P2">When a set has a number, or other object, each item is called a “member”. </text:p>
        </text:list-item>
        <text:list-item>
          <text:p text:style-name="P2">To be a member of the set is to be included. </text:p>
        </text:list-item>
        <text:list-item>
          <text:p text:style-name="P2">Each member of a set can be a number or non-number like products or peoples names.</text:p>
        </text:list-item>
        <text:list-item>
          <text:p text:style-name="P2">Members can also be called elements.</text:p>
        </text:list-item>
        <text:list-item>
          <text:p text:style-name="P3"><text:span text:style-name="T2">Sets can be intersected using “and” symbol “∩” <text:s/>or form a union using “or” symbol “∪”.</text:span></text:p>
        </text:list-item>
        <text:list-item>
          <text:p text:style-name="P2">An intersection shows only elements that all sets share in common.</text:p>
        </text:list-item>
        <text:list-item>
          <text:p text:style-name="P2">A union shows all elements of all sets.</text:p>
        </text:list-item>
        <text:list-item>
          <text:p text:style-name="P2">A set can have as many or as few members as its wants.</text:p>
        </text:list-item>
      </text:list>
      <text:p text:style-name="P1"/>
      <text:p text:style-name="P1"/>
      <text:p text:style-name="P1">Set A is written A=(2,3,4)<text:tab/><text:tab/><text:tab/>Arbitrarily chosen random numbers. Sets can have more or less. </text:p>
      <text:p text:style-name="P1">Set B is written B=(0,2,3)<text:tab/><text:tab/><text:tab/>These are arbitrarily chosen random numbers.</text:p>
      <text:p text:style-name="P1"/>
      <text:p text:style-name="P1"/>
      <text:p text:style-name="P1">The intersection shows where two sets overlap. The intersection of set a and set b is written: A∩B = (2,3). </text:p>
      <text:p text:style-name="P1">The union “unites” two sets that have a gap. The union of a and set b is written: A∪B = (0,2,3,4). Of lesser concern is “⊂, ⊃, ⊄, ⊅” which is used in discrete mathematics to show if or if not something is a sub or super set.</text:p>
      <text:p text:style-name="P1"/>
      <text:p text:style-name="P1"/>
      <text:p text:style-name="P1">A is a superset of B:<text:tab/> <text:s/>A⊃B<text:tab/></text:p>
      <text:p text:style-name="P1">A is not superset of B: <text:s/>A⊅B</text:p>
      <text:p text:style-name="P1">B is a subset of A:<text:tab/> A⊂B</text:p>
      <text:p text:style-name="P1">B is not a subset of A: <text:s/>A⊄B</text:p>
      <text:p text:style-name="P1"/>
      <text:p text:style-name="P1"/>
      <text:p text:style-name="P1">A closed interval has [ ], a half open interval is ( ] or [ ) where it is open on the parentheses side. </text:p>
      <text:p text:style-name="P1">A function is the correspondence between a first set called the domain and the second set called the range.</text:p>
      <text:p text:style-name="P1">Each member of the domain corresponds to exactly one member of the range.</text:p>
      <text:p text:style-name="P1"/>
      <text:p text:style-name="P1"/>
      <text:p text:style-name="P1">Each student corresponds to their teacher.</text:p>
      <text:p text:style-name="P1">Each product corresponds to its price.</text:p>
      <text:p text:style-name="P1">Each real number “x” corresponds to a real number “y”.</text:p>
      <text:p text:style-name="P1">Each input its output.</text:p>
      <text:p text:style-name="P1">Each person their weight, age, or favorite color.</text:p>
      <text:p text:style-name="P1">Each state their capitol city.</text:p>
      <text:p text:style-name="P1"/>
      <text:p text:style-name="P1"/>
      <text:p text:style-name="P1">We want to use set notation to graph inequalities on an xy chart. The next 8 pages are very boring. It contains verbose definitions and explanations that are tedious. It is okay to skim through them but is not required for testing purposes to know all the technical details. What is important is understanding how to graph inequalities and shade regions for problems like y&lt; 2x+4 and problems like y&lt;2x+4 <text:span text:style-name="T1">and</text:span> y&gt;x –5. Other books contain this material so I put it in as well. Doing something because others did it is a bad reason for doing anything. Its called herd mentality. I included it to help prep for discrete mathematics and real analysis. It is important for full knowledge if programming or reading scientific charts and 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Display G1" svg:font-family="'Linux Libertine Display G'"/>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6:40:31.19</meta:creation-date>
    <meta:document-statistic meta:table-count="0" meta:image-count="0" meta:object-count="0" meta:page-count="1" meta:paragraph-count="29" meta:word-count="492" meta:character-count="2555"/>
    <dc:date>2025-09-06T16:41:05.90</dc:date>
    <dc:creator>Joseph Malone</dc:creator>
    <meta:editing-duration>PT34S</meta:editing-duration>
    <meta:editing-cycles>1</meta:editing-cycles>
    <meta:generator>OpenOffice/4.1.15$Win32 OpenOffice.org_project/4115m2$Build-9813</meta:generator>
  </office:meta>
</office:document-meta>
</file>